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Lato" svg:font-family="Lato, 'Helvetica Neue', Helvetica, Arial, sans-serif"/>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calibri" svg:font-family="calibri"/>
    <style:font-face style:name="effra" svg:font-family="effra, Avenir, 'Helvetica Neue', Helvetica, Arial, sans-serif"/>
    <style:font-face style:name="var droidSerif" svg:font-family="'var droid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10" style:family="paragraph" style:parent-style-name="Text_20_body">
      <style:paragraph-properties fo:margin-left="0in" fo:margin-right="0in" fo:text-align="start" style:justify-single-word="false" fo:orphans="2" fo:widows="2" fo:text-indent="0in" style:auto-text-indent="false"/>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17"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18"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9"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0"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1" style:family="paragraph" style:parent-style-name="Text_20_body">
      <style:paragraph-properties fo:margin-left="0in" fo:margin-right="0in" fo:margin-top="0in" fo:margin-bottom="0in" fo:orphans="2" fo:widows="2" fo:text-indent="0in" style:auto-text-indent="false"/>
    </style:style>
    <style:style style:name="P22" style:family="paragraph" style:parent-style-name="Text_20_body">
      <style:paragraph-properties fo:margin-left="0in" fo:margin-right="0in" fo:margin-top="0in" fo:margin-bottom="0.2083in" fo:orphans="2" fo:widows="2" fo:text-indent="0in" style:auto-text-indent="false" fo:padding="0in" fo:border="none"/>
      <style:text-properties fo:font-variant="normal" fo:text-transform="none" fo:color="#444444" style:font-name="Raleway" fo:font-size="12pt" fo:letter-spacing="normal" fo:font-style="normal" fo:font-weight="bold"/>
    </style:style>
    <style:style style:name="P23" style:family="paragraph" style:parent-style-name="Text_20_body">
      <style:paragraph-properties fo:margin-left="0in" fo:margin-right="0in" fo:margin-top="0in" fo:margin-bottom="0.2083in" style:line-height-at-least="0.25in" fo:orphans="2" fo:widows="2" fo:text-indent="0in" style:auto-text-indent="false" fo:padding="0in" fo:border="none"/>
      <style:text-properties fo:font-variant="normal" fo:text-transform="none" style:font-name="apple-system" fo:font-size="12.75pt" fo:letter-spacing="normal" fo:font-style="normal" fo:font-weight="normal"/>
    </style:style>
    <style:style style:name="P24"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Lato" fo:font-size="11.25pt" fo:letter-spacing="normal" fo:font-style="normal" fo:font-weight="normal"/>
    </style:style>
    <style:style style:name="P25" style:family="paragraph" style:parent-style-name="Text_20_body" style:list-style-name="L4">
      <style:paragraph-properties fo:margin-top="0in" fo:margin-bottom="0in" fo:padding="0in" fo:border="none"/>
      <style:text-properties style:font-name="Consolas" fo:font-size="9pt" fo:background-color="#eeeeee"/>
    </style:style>
    <style:style style:name="P26"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27" style:family="paragraph" style:parent-style-name="Heading_20_2">
      <style:paragraph-properties fo:margin-left="0in" fo:margin-right="0in" fo:margin-top="0in" fo:margin-bottom="0in" fo:orphans="2" fo:widows="2" fo:text-indent="0in" style:auto-text-indent="false"/>
    </style:style>
    <style:style style:name="P28"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29" style:family="paragraph" style:parent-style-name="Heading_20_2">
      <style:paragraph-properties fo:margin-left="0in" fo:margin-right="0in" fo:margin-top="0in" fo:margin-bottom="0.2083in" style:line-height-at-least="0.25in" fo:orphans="2" fo:widows="2" fo:text-indent="0in" style:auto-text-indent="false" fo:padding="0in" fo:border="none"/>
      <style:text-properties fo:font-variant="normal" fo:text-transform="none" fo:color="#333333" style:font-name="Lato" fo:font-size="24pt" fo:letter-spacing="normal" fo:font-style="normal" fo:font-weight="bold"/>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Work Sans" fo:font-size="12.7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3d414a" style:font-name="effra" fo:font-size="15pt" fo:letter-spacing="normal" fo:font-style="normal" fo:font-weight="normal"/>
    </style:style>
    <style:style style:name="T8" style:family="text">
      <style:text-properties fo:font-variant="normal" fo:text-transform="none" fo:color="#333333" style:font-name="Roboto2" fo:font-size="12.75pt" fo:letter-spacing="normal" fo:font-style="normal" fo:font-weight="normal"/>
    </style:style>
    <style:style style:name="T9" style:family="text">
      <style:text-properties fo:font-variant="normal" fo:text-transform="none" fo:color="#333333" style:font-name="Helvetica" fo:font-size="9.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bold"/>
    </style:style>
    <style:style style:name="T11" style:family="text">
      <style:text-properties fo:font-variant="normal" fo:text-transform="none" fo:color="#333333" fo:letter-spacing="normal"/>
    </style:style>
    <style:style style:name="T12" style:family="text">
      <style:text-properties fo:font-variant="normal" fo:text-transform="none" fo:color="#333333" style:font-name="Lato" fo:font-size="11.25pt" fo:letter-spacing="normal" fo:font-style="normal" fo:font-weight="normal"/>
    </style:style>
    <style:style style:name="T13" style:family="text">
      <style:text-properties fo:font-variant="normal" fo:text-transform="none" fo:color="#333333" style:font-name="Lato" fo:font-size="24pt" fo:letter-spacing="normal" fo:font-style="normal" fo:font-weight="bold"/>
    </style:style>
    <style:style style:name="T14" style:family="text">
      <style:text-properties fo:font-variant="normal" fo:text-transform="none" fo:color="#660099" style:text-line-through-style="none" style:font-name="Roboto" fo:font-size="13.5pt" fo:letter-spacing="normal" fo:font-style="normal" style:text-underline-style="none" fo:font-weight="normal" style:text-blinking="false" style:font-weight-asian="normal" style:font-weight-complex="normal"/>
    </style:style>
    <style:style style:name="T15"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6" style:family="text">
      <style:text-properties fo:font-variant="normal" fo:text-transform="none" fo:color="#444444" style:font-name="Roboto1" fo:font-size="12pt" fo:letter-spacing="normal" fo:font-style="normal" fo:font-weight="normal"/>
    </style:style>
    <style:style style:name="T17" style:family="text">
      <style:text-properties fo:font-variant="normal" fo:text-transform="none" fo:color="#444444" style:font-name="Raleway" fo:font-size="12pt" fo:letter-spacing="normal" fo:font-style="normal" fo:font-weight="bold"/>
    </style:style>
    <style:style style:name="T18" style:family="text">
      <style:text-properties fo:font-variant="normal" fo:text-transform="none" fo:color="#595859" style:font-name="Merriweather" fo:font-size="11.25pt" fo:letter-spacing="normal" fo:font-style="italic" fo:font-weight="normal"/>
    </style:style>
    <style:style style:name="T19" style:family="text">
      <style:text-properties fo:font-variant="normal" fo:text-transform="none" fo:color="#595859" style:font-name="Merriweather" fo:font-size="11.25pt" fo:letter-spacing="normal" fo:font-style="normal" fo:font-weight="bold"/>
    </style:style>
    <style:style style:name="T20" style:family="text">
      <style:text-properties fo:font-variant="normal" fo:text-transform="none" fo:color="#595859" style:font-name="Merriweather" fo:font-size="11.25pt" fo:letter-spacing="normal" fo:font-style="normal" fo:font-weight="normal"/>
    </style:style>
    <style:style style:name="T21" style:family="text">
      <style:text-properties fo:font-variant="normal" fo:text-transform="none" fo:color="#595859" style:font-name="var droidSerif" fo:font-size="18pt" fo:letter-spacing="normal" fo:font-style="normal" fo:font-weight="bold"/>
    </style:style>
    <style:style style:name="T22" style:family="text">
      <style:text-properties fo:font-variant="normal" fo:text-transform="none" fo:color="#222222" style:font-name="Merriweather" fo:font-size="11.25pt" fo:letter-spacing="normal" fo:font-style="normal" fo:font-weight="bold"/>
    </style:style>
    <style:style style:name="T23" style:family="text">
      <style:text-properties fo:font-variant="normal" fo:text-transform="none" fo:color="#222222" style:font-name="Roboto" fo:font-size="12pt" fo:letter-spacing="normal" fo:font-style="normal" fo:font-weight="bold"/>
    </style:style>
    <style:style style:name="T24" style:family="text">
      <style:text-properties fo:font-variant="normal" fo:text-transform="none" fo:color="#222222" style:font-name="Roboto" fo:font-size="12pt" fo:letter-spacing="normal" fo:font-style="normal" fo:font-weight="normal"/>
    </style:style>
    <style:style style:name="T25" style:family="text">
      <style:text-properties fo:font-variant="normal" fo:text-transform="none" fo:color="#222222" style:font-name="Roboto Slab" fo:font-size="18pt" fo:letter-spacing="normal" fo:font-style="normal" fo:font-weight="normal"/>
    </style:style>
    <style:style style:name="T26" style:family="text">
      <style:text-properties fo:color="#6a6a6a" style:font-name="Roboto" fo:font-style="normal" fo:font-weight="bold"/>
    </style:style>
    <style:style style:name="T27" style:family="text">
      <style:text-properties fo:color="#545454" style:font-name="Roboto" fo:font-style="normal" fo:font-weight="bold"/>
    </style:style>
    <style:style style:name="T28" style:family="text">
      <style:text-properties fo:color="#000000" style:font-name="Gotham" fo:font-size="10.5pt"/>
    </style:style>
    <style:style style:name="T29" style:family="text">
      <style:text-properties fo:font-size="12.75pt"/>
    </style:style>
    <style:style style:name="T30" style:family="text">
      <style:text-properties fo:font-size="12.75pt" fo:font-weight="bold"/>
    </style:style>
    <style:style style:name="T31" style:family="text">
      <style:text-properties fo:font-weight="bold"/>
    </style:style>
    <style:style style:name="T32" style:family="text">
      <style:text-properties fo:color="#c80000"/>
    </style:style>
    <style:style style:name="T33" style:family="text">
      <style:text-properties fo:color="#c80000" style:font-name="Consolas" fo:font-size="9pt" fo:background-color="#eeeeee"/>
    </style:style>
    <style:style style:name="T34" style:family="text">
      <style:text-properties style:font-name="Consolas" fo:font-size="9pt" fo:background-color="#eeeeee"/>
    </style:style>
    <style:style style:name="T35" style:family="text">
      <style:text-properties fo:font-weight="normal" style:font-weight-asian="normal" style:font-weight-complex="normal"/>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weight="normal" style:font-size-asian="13pt" style:font-weight-asian="normal" style:font-size-complex="13pt" style:font-weight-complex="normal"/>
    </style:style>
    <style:style style:name="T38" style:family="text">
      <style:text-properties fo:color="#444444" style:font-name="Roboto1" fo:font-size="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1/2 cup chopped mint.</text:p>
      <text:p text:style-name="Standard">1/2 cup chopped fresh cilantro (Dhaniya).</text:p>
      <text:p text:style-name="Standard"><text:soft-page-break/></text:p>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5">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5">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1 teaspoon mustard seeds</text:p>
      <text:p text:style-name="Standard">1 teaspoon cumin seeds.</text:p>
      <text:p text:style-name="Standard"><text:soft-page-break/>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1/2 cup hot red chilli powder dry.</text:p>
      <text:p text:style-name="Standard">1/3 cup chopped garlic.</text:p>
      <text:p text:style-name="Standard"><text:soft-page-break/>1/2 cup water.</text:p>
      <text:p text:style-name="Standard">1/2 tablespoon <text:s/>chopped fresh cilantro (Dhaniya).</text:p>
      <text:p text:style-name="P4">Salt to taste.</text:p>
      <text:p text:style-name="Standard">DIRECTIONS</text:p>
      <text:p text:style-name="Standard">Blend <text:s/>garlic, red chilli powder, water and salt in to curse paste. Pure in to the dish and add chopped fresh cilantro/ Dhaniya and <text:span text:style-name="T4">stirr</text:span>. Serve with smosa, kachuri, pakora, Dosa any kind of fried food!</text:p>
      <text:p text:style-name="Standard"/>
      <text:p text:style-name="Standard">Red chilli garlic chutney Dip.</text:p>
      <text:p text:style-name="Standard">Ingredients Nutrition:</text:p>
      <text:p text:style-name="Standard">1/2 cupRed chilli garlic chutney</text:p>
      <text:p text:style-name="Standard">1/4 cup water.</text:p>
      <text:p text:style-name="Standard">1/4 cup fresh curd.</text:p>
      <text:p text:style-name="Standard">1/4 cup shredded mixed sharp cheddar, mozzarella cheese.</text:p>
      <text:p text:style-name="Standard">1/3 cup <text:span text:style-name="T5">cream cheese</text:span> </text:p>
      <text:p text:style-name="P4">Salt to taste.</text:p>
      <text:p text:style-name="Standard">DIRECTIONS</text:p>
      <text:p text:style-name="Standard"/>
      <text:p text:style-name="Standard">Add water, curd, shredded sharp cheddar, mozzarella cheese, <text:span text:style-name="T5">cream cheese</text:span> <text:s/>and salt in to dry Peanut chutney and give quick pulse in blender to mix well. Hot dip is reddy for Nachos,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text:p>
      <text:p text:style-name="P4">Salt to taste.</text:p>
      <text:p text:style-name="Standard">DIRECTIONS</text:p>
      <text:p text:style-name="Standard">Blend all the ingredients without water in to curse paste.Transfer to a bowl. In a havy pen heat up the ghee. When ghee is hot turn off the stove and add the chilli garlic paste in to it and <text:span text:style-name="T4">stirr</text:span> well do not let this burn.</text:p>
      <text:p text:style-name="Standard">Ghee chutny is reddy for serve. enjoy with Prata or Puri! </text:p>
      <text:p text:style-name="Standard">Note:</text:p>
      <text:p text:style-name="Standard">Place it in airtight container and store in refrigerator for instant anytime use.</text:p>
      <text:p text:style-name="Standard">Heat up befour serving.</text:p>
      <text:p text:style-name="Standard"/>
      <text:p text:style-name="Standard">Fire roasted tomatoes chutny</text:p>
      <text:p text:style-name="Standard">Ingredients</text:p>
      <text:p text:style-name="Standard">2 Fire roasted tomatoes</text:p>
      <text:p text:style-name="Standard">1 teaspoon <text:s/>chopped fresh cilantro( Dhaniya).</text:p>
      <text:p text:style-name="Standard">1/2 teaspoon <text:s/>green chillis chopped.</text:p>
      <text:p text:style-name="P4">Salt to taste.</text:p>
      <text:p text:style-name="Standard">DIRECTIONS</text:p>
      <text:p text:style-name="Standard">Roast the tomatoes in fire (stove) and let them cool than peel off the skin. Mesh the tomatoes and add salt, green chillis and chopped fresh cilantro.</text:p>
      <text:p text:style-name="Standard">Enjoy!</text:p>
      <text:p text:style-name="Standard">Green Mango Chutney Recipe</text:p>
      <text:p text:style-name="Standard">This tangy green mango chutney</text:p>
      <text:p text:style-name="Standard"><text:soft-page-break/>Ingredients</text:p>
      <text:p text:style-name="Standard">1/2 medium size Raw, Peeled Green Mango.</text:p>
      <text:p text:style-name="Standard">2 Green Chillies, seeded and chopped.</text:p>
      <text:p text:style-name="Standard">1/2 teaspoon rosted rosted Cumin Seeds powder.</text:p>
      <text:p text:style-name="Text_20_body">1/4 teaspoon or rosted Fenugreek Seeds (rosted Methi) powder.</text:p>
      <text:p text:style-name="Standard">1/4 cup water.</text:p>
      <text:p text:style-name="Standard">1cup chopped fresh cilantro (Dhaniya).</text:p>
      <text:p text:style-name="Standard">Salt to taste.</text:p>
      <text:p text:style-name="Standard">DIRECTIONS</text:p>
      <text:p text:style-name="Standard">Peel and cut mango into small chunks. Add mango pieces, green chilli, <text:s/>cumin seeds, Fenugreek Seeds,cilantro (Dhaniya),water and salt in a blender jar. blend to a smooth paste. Serve it as an accompaniment or condiment with snacks and Indian meals.</text:p>
      <text:p text:style-name="Standard">Place it in airtight container and store in refrigerator for instant anytime use.</text:p>
      <text:p text:style-name="Standard"/>
      <text:p text:style-name="Standard">Green Mango Chutney Dip Recipe</text:p>
      <text:p text:style-name="Standard">Ingredients :</text:p>
      <text:p text:style-name="Standard">1/2 cup Green Mango Chutney.</text:p>
      <text:p text:style-name="Standard">1/4 cup water.</text:p>
      <text:p text:style-name="Standard">1/3 cup fresh curd.</text:p>
      <text:p text:style-name="Standard">1/3 cup <text:span text:style-name="T5">cream cheese</text:span> .</text:p>
      <text:p text:style-name="Standard">1 tablespoon olive oil.</text:p>
      <text:p text:style-name="P4">Salt to taste.</text:p>
      <text:p text:style-name="Standard"/>
      <text:p text:style-name="Standard">DIRECTIONS</text:p>
      <text:p text:style-name="Standard"/>
      <text:p text:style-name="Standard">Add water and <text:s/>cup curd, creamcheese and salt and give quick pulse in blender. Than add Green Mango Chutney chutney and give quick pulse in blender to mix well. Pour olive oil over the chutney. The dip is reddy for nachos, pasta or as a spread on a sandwich or burger, or even as a salad dressing.</text:p>
      <text:p text:style-name="Standard"/>
      <text:p text:style-name="Standard">Green tomato cilantro/ Dhaniya chutny.</text:p>
      <text:p text:style-name="Standard">forever green chutny for any meel. It is a everyday chutny.</text:p>
      <text:p text:style-name="Standard">Ingredients :</text:p>
      <text:p text:style-name="Standard">1 bunch of chopped fresh cilantro/ Dhaniya</text:p>
      <text:p text:style-name="Standard">2 tomatoes.</text:p>
      <text:p text:style-name="Standard">2 Small green chilies.</text:p>
      <text:p text:style-name="Standard">1 tablespoon Lamon juice.</text:p>
      <text:p text:style-name="P4">Salt to taste.</text:p>
      <text:p text:style-name="P4"/>
      <text:p text:style-name="Standard"/>
      <text:p text:style-name="Standard">DIRECTIONS</text:p>
      <text:p text:style-name="Standard">Squeeze the tomato juice and pulp in bowl and keep in saide. than chope the tomatoes. Now Grind all the ingredients without water in to curse paste.Transfer to a bowl which have tomato pulp on it. Mix well. Testy chutny is reddy! </text:p>
      <text:p text:style-name="Standard"/>
      <text:p text:style-name="P14">Technique for making chutny</text:p>
      <text:p text:style-name="P14"/>
      <text:p text:style-name="P14">A chutny is not a paste, so it is important not to over blend it. Overheating will also ruin your chutny, so use short pulses rather than blending for any length of time.</text:p>
      <text:p text:style-name="P14">After give short pulses stirr the chutney and blend agin.</text:p>
      <text:p text:style-name="Standard"><text:span text:style-name="T36">Chopping </text:span><text:span text:style-name="T37"><text:s/>is importent. chopp tomato, cilantro, <text:s/>green chilies etc before making chuteny </text:span><text:soft-page-break/><text:span text:style-name="T37">for</text:span><text:bookmark text:name="fprsl"/><text:span text:style-name="T37"> </text:span><text:a xlink:type="simple" xlink:href="https://www.google.com/search?rlz=1C1VFKB_enUS628US628&amp;q=better+taste+and+texture&amp;spell=1&amp;sa=X&amp;ved=0ahUKEwjQ97ib4efYAhWBNd8KHY8DBUEQkeECCCYoAA" text:style-name="Internet_20_link" text:visited-style-name="Visited_20_Internet_20_Link"><text:span text:style-name="T14">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5">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4">and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5">texture</text:span></text:a><text:span text:style-name="T15">. It <text:s/>will bleand well and you get right texture.</text:span><text:span text:style-name="T35"> </text:span></text:p>
      <text:p text:style-name="P15"/>
      <text:p text:style-name="P14">Adding water Add a water in small quantity first than add some more as needed. And beforge bleanding stirr it well. </text:p>
      <text:p text:style-name="P14"/>
      <text:p text:style-name="P14">Keeping your Chutny safe</text:p>
      <text:p text:style-name="P14"/>
      <text:p text:style-name="P14">Chutny will keep indefinately in the freezer. But use small containers to avoid having to refreeze leftovers. For a one time use small containers, ice cube tray and aluminum sheet. Dont forget put lable on it. (Show pic)</text:p>
      <text:p text:style-name="P14">Of course, power outages will greatly reduce the amount of time that your chutny can be kept—it is important that, once frozen, it is kept frozen until it is ready to be eaten.</text:p>
      <text:p text:style-name="P14"/>
      <text:p text:style-name="P14">Suggestion</text:p>
      <text:p text:style-name="P1"><text:span text:style-name="Emphasis"><text:span text:style-name="T1">Chutney</text:span></text:span><text:span text:style-name="T2"> is a sauce, a sweet or savory but usually spicy condiment. Originally from eastern India, chutny is made from a variety of fruits and/or vegetables, often containing significant amounts of fresh cilantro/ Dhaniya,fresh green or dried red chili peppers.</text:span></text:p>
      <text:p text:style-name="P2"/>
      <text:p text:style-name="P1"><text:span text:style-name="T2"><text:s/>I am sharing with you savory/ spicy chutneys And Dips! You can reduce the spicyness by reducing the amount of chillies. You can adjust all the ingredients according to your taste. All Indian savories are served with this Green </text:span><text:span text:style-name="Emphasis"><text:span text:style-name="T1">Chutney </text:span></text:span><text:span text:style-name="T2">or the Tamarind – Date </text:span><text:span text:style-name="Emphasis"><text:span text:style-name="T1">Chutney</text:span></text:span><text:span text:style-name="T2">.</text:span></text:p>
      <text:p text:style-name="P2"/>
      <text:p text:style-name="P1"><text:span text:style-name="T5">Dips and chutney are the most popular appetizer to serve. They're quick and easy to make, delicious and flavorful, and can be served with a huge variety of dippers, crackers, breadsand </text:span><text:span text:style-name="T16">any fried food</text:span><text:span text:style-name="T5">. </text:span><text:s/></text:p>
      <text:p text:style-name="P1"/>
      <text:p text:style-name="P1"><text:span text:style-name="T7">These types of chutney are best enjoyed with cheese, bread, </text:span><text:span text:style-name="T2">salad <text:s/></text:span><text:span text:style-name="T7">or cold meats, which also makes them amazing in a sandwich (and especially in a grilled cheese) but also perfect for a picnic lunch.</text:span><text:span text:style-name="T4"> </text:span><text:s/></text:p>
      <text:p text:style-name="P5"/>
      <text:p text:style-name="P9">What to serve with the dips? </text:p>
      <text:p text:style-name="P9">The possibilities are endless. </text:p>
      <text:p text:style-name="P9">Dips to serve with breadsticks, potato chips, taco chips, crackers, baby carrots, bell pepper strips. tortilla chips. And spreads are perfect with toasted baguette slices or <text:s/>You can also serve french fries etc<text:span text:style-name="T38">.</text:span></text:p>
      <text:p text:style-name="P1"/>
      <text:p text:style-name="P2">I learned the chutney recipies from my mother, but the dips are my own creations.</text:p>
      <text:p text:style-name="P2"/>
      <text:p text:style-name="P2"/>
      <text:p text:style-name="P2"/>
      <text:p text:style-name="P7">Ways To Eat Chutney</text:p>
      <text:p text:style-name="P8">All Indian meel breakfast lunch or dinner not commplet without chutney. </text:p>
      <text:list xml:id="list7111936152476983336" text:style-name="L1">
        <text:list-item>
          <text:p text:style-name="P16">Serve it on the side of Indian dishes idli, dosa,upma, poha etc.</text:p>
        </text:list-item>
      </text:list>
      <text:p text:style-name="P8">Have it on a sandwich – add it to any kind of salad.</text:p>
      <text:list xml:id="list37279780" text:continue-numbering="true" text:style-name="L1">
        <text:list-item>
          <text:p text:style-name="P17">Puree it and use as a dipping sauce for egg rolls, samosa, vada, <text:span text:style-name="Emphasis"><text:span text:style-name="T26">Patties</text:span></text:span><text:span text:style-name="Emphasis"><text:span text:style-name="T27">, </text:span></text:span><text:span text:style-name="Emphasis"><text:span text:style-name="T26">Cutlets </text:span></text:span>any fried food!</text:p>
        </text:list-item>
        <text:list-item>
          <text:p text:style-name="P17">Serve it alongside a cheese, and-or preserved, cured meat platter.</text:p>
        </text:list-item>
        <text:list-item>
          <text:p text:style-name="P17"><text:soft-page-break/>Mix it into ground beef or pork and use for meatloaf or sausage roll filling.</text:p>
          <text:p text:style-name="P17"/>
        </text:list-item>
        <text:list-item>
          <text:p text:style-name="P17">Eat it with any kind of cooked pork dish (e.g. chops, tenderloin, ham, etc.</text:p>
        </text:list-item>
        <text:list-item>
          <text:p text:style-name="P17">Serve it with grilled sausages, chicken or Kabab.</text:p>
        </text:list-item>
        <text:list-item>
          <text:p text:style-name="P17">Serve it with roasted chicken / turkey. </text:p>
        </text:list-item>
        <text:list-item>
          <text:p text:style-name="P17">Serve it with pate</text:p>
        </text:list-item>
        <text:list-item>
          <text:p text:style-name="P17">Warm goat cheese or brie, pour chutney over it and serve.</text:p>
          <text:p text:style-name="P17"/>
        </text:list-item>
        <text:list-item>
          <text:p text:style-name="P17">Puree it and glaze meat, roasted sweet potatoes corn, butternut squash, etc.</text:p>
        </text:list-item>
        <text:list-item>
          <text:p text:style-name="P17"/>
        </text:list-item>
        <text:list-item>
          <text:p text:style-name="P17">Puree it and add it to salad dressing.</text:p>
        </text:list-item>
        <text:list-item>
          <text:p text:style-name="P17">Serve it with a grilled cheese sandwich.</text:p>
        </text:list-item>
        <text:list-item>
          <text:p text:style-name="P17"><text:span text:style-name="T28">marinat <text:s/>chicken,</text:span> chicken, turkey and pork with chutney. </text:p>
        </text:list-item>
        <text:list-item>
          <text:p text:style-name="P17">Serve it on a burger, especially a cheese or veggie burger.</text:p>
        </text:list-item>
      </text:list>
      <text:p text:style-name="Text_20_body"/>
      <text:p text:style-name="Text_20_body"><text:line-break/><text:span text:style-name="T4">I marinated some cubed chicken breast with the chutney for about 15 minutes. Sauteed some onions in a some olive oil then added the chicken, covered and cooked on high heat - stirring occaisionally for </text:span><text:span text:style-name="T4">about 10 mins. I then added tomato paste (heaping tablespoon) and just a dash of water to liquify - stirred and continued to cook (covered) for another 10 mins until cooked through. Delicious served with rice!</text:span> </text:p>
      <text:p text:style-name="Text_20_body"/>
      <text:p text:style-name="Text_20_body"/>
      <text:p text:style-name="P10"><text:span text:style-name="T2">A Twist of Tang</text:span> and Spicy!</text:p>
      <text:p text:style-name="P10"><text:span text:style-name="T5">Wondering what to do with the rest of that jar of chutney that's sitting in the fridge? Here are some different (and tasty) ways to make sure you don't waste that delicious, tangy condiment:</text:span> </text:p>
      <text:p text:style-name="P9"/>
      <text:p text:style-name="P9"/>
      <text:p text:style-name="P9">1. <text:s/>e Chutney and cream cheese SpreadTh</text:p>
      <text:p text:style-name="P11">Chutney combined with cream cheese makes for a yummy</text:p>
      <text:p text:style-name="P11">There are two ways to serve it:</text:p>
      <text:list xml:id="list3319044221758386698" text:style-name="L2">
        <text:list-header>
          <text:p text:style-name="P18">Place a block of cream cheese on a plate and spoon the chutney of your choice over it. Serve with crackers and a small spreading knife.</text:p>
          <text:p text:style-name="P19"><text:span text:style-name="T29">2. The Chutney and </text:span><text:span text:style-name="T31">Grilled Cheese</text:span></text:p>
        </text:list-header>
        <text:list-item>
          <text:p text:style-name="P18"><text:s/>Spread a layer of chutney on sandwich . Top with thin slices of cheese. A tangy cheese such as a cheddar is a good choice then layer of siles onian and tomatoes,pneer chungs(meat). Broil the sandwich <text:s/>just until the cheese melts and starts to bubble. Serve hot.</text:p>
          <text:p text:style-name="P19"><text:span text:style-name="T29">3. chutny</text:span><text:span text:style-name="T30"> Roasted with veggies/ panner/ meat</text:span></text:p>
        </text:list-item>
      </text:list>
      <text:p text:style-name="P11">Preheat the oven to 400F/204C. </text:p>
      <text:p text:style-name="P12"><text:soft-page-break/><text:span text:style-name="T5">Chop the mix veggis like broccoli, onion, mushroom and zucchini, panner etc 1-inch chunks( same with meat but cooking time will differ). Spread a sheet of parchment paper in a roasting pan. In a large bowl, combine the veggies with chutney,2 tsp olive pil and salt as tast, using about 1/4-cup chutney per 2 pounds of vegetables. Transfer to the roasting pan and spread into an even layer. </text:span><text:span text:style-name="T8">Bake in the preheated oven for about 13 minutes, until tender but slightly crisp. Enjoy!</text:span><text:span text:style-name="T5"> </text:span></text:p>
      <text:p text:style-name="P11"/>
      <text:p text:style-name="P11">#body div.footer .section {<text:line-break/><text:tab/>background-color: #9e192b;<text:line-break/>(#c60340- #footer {<text:line-break/><text:tab/>background-color: #cb3362;<text:line-break/>)</text:p>
      <text:p text:style-name="P13"><text:span text:style-name="T6">main img size </text:span><text:span text:style-name="T33">width</text:span><text:span text:style-name="T34">: 1045px;</text:span></text:p>
      <text:list xml:id="list6475781781450437190" text:style-name="L3">
        <text:list-item>
          <text:p text:style-name="P20"><text:span text:style-name="T32">height</text:span>: 612px;</text:p>
        </text:list-item>
      </text:list>
      <text:list xml:id="list1754218029681411457" text:style-name="L4">
        <text:list-header>
          <text:p text:style-name="P25">h 260</text:p>
        </text:list-header>
        <text:list-item>
          <text:p text:style-name="P25">w 330</text:p>
        </text:list-item>
        <text:list-item>
          <text:p text:style-name="P25"><text:span text:style-name="T9">The favorite choice for the term </text:span><text:span text:style-name="T10">"Chutney"</text:span><text:span text:style-name="T11"> </text:span><text:span text:style-name="T9">is </text:span><text:span text:style-name="T10">1 tablespoon of Chutney</text:span><text:span text:style-name="T11"> </text:span><text:span text:style-name="T9">which has </text:span><text:span text:style-name="T10">about 25 calories</text:span><text:span text:style-name="T9">. Calorie and nutritional information for a variety of types and serving sizes of Chutney </text:span> </text:p>
        </text:list-item>
        <text:list-item>
          <text:p text:style-name="P26">Yield: 1½ cups (12 servings, 2 tablespoons/serving)</text:p>
        </text:list-item>
      </text:list>
      <text:p text:style-name="P21"><text:span text:style-name="Emphasis"><text:span text:style-name="T18">Green chutney is a classic condiment made by <text:s/>every family in <text:s/>India where it is served with just about every meal. Made with mint, cilantro, and green mango, etc. this recipe is easy to alter—you can make it solely with cilantro, you can increase the amount of chiles to make it super hot, or you can make the mint stand out by increasing its proportion in relation to the cilantro (do use some cilantro or the chutney will taste bitter). It’s especially good with grilled seafood or vegetables.</text:span></text:span></text:p>
      <text:list xml:id="list37302666" text:continue-numbering="true" text:style-name="L4">
        <text:list-item>
          <text:p text:style-name="P25"><text:span text:style-name="Strong_20_Emphasis"><text:span text:style-name="T19">Nutritional information per serving:</text:span></text:span></text:p>
        </text:list-item>
      </text:list>
      <text:p text:style-name="P21"><text:span text:style-name="Strong_20_Emphasis"><text:span text:style-name="T19">Calories: 23 ⁄ Protein: 0 g ⁄ Carbohydrate: 6 g ⁄ Fiber: 1 g ⁄ Sodium: 195 mg </text:span></text:span><text:span text:style-name="Strong_20_Emphasis"><text:span text:style-name="T20">⁄ </text:span></text:span><text:span text:style-name="Strong_20_Emphasis"><text:span text:style-name="T19">Potassium: 75 mg</text:span></text:span><text:span text:style-name="T20"><text:line-break/></text:span><text:span text:style-name="Strong_20_Emphasis"><text:span text:style-name="T19">Saturated fat: 0 g ⁄ Polyunsaturated fat: 0 g ⁄ Monounsaturated fat: 0 g ⁄ <text:line-break/>Trans fat: 0 g ⁄ Cholest</text:span></text:span></text:p>
      <text:p text:style-name="P21"><text:span text:style-name="Strong_20_Emphasis"><text:span text:style-name="T19"/></text:span></text:p>
      <text:p text:style-name="P21"><text:span text:style-name="Strong_20_Emphasis"><text:span text:style-name="T24">Coriander </text:span></text:span><text:span text:style-name="Strong_20_Emphasis"><text:span text:style-name="T23">chutney</text:span></text:span><text:span text:style-name="Strong_20_Emphasis"><text:span text:style-name="T22"> </text:span></text:span><text:span text:style-name="Strong_20_Emphasis"><text:span text:style-name="T24">recipe is full of minerals and vitamins, especially, it is rich in micro-nutrients. Coriander </text:span></text:span><text:span text:style-name="Strong_20_Emphasis"><text:span text:style-name="T23">chutney</text:span></text:span><text:span text:style-name="Strong_20_Emphasis"><text:span text:style-name="T22"> </text:span></text:span><text:span text:style-name="Strong_20_Emphasis"><text:span text:style-name="T24">has adequate amount of vitamin A, B, C &amp; E along with minerals like calcium, phosphorous, iron and magnesium. Coriander recipe is one of the best appetizers as it aids in digestive juice secretion.</text:span></text:span><text:span text:style-name="Strong_20_Emphasis"><text:span text:style-name="T19"> </text:span></text:span></text:p>
      <text:p text:style-name="P21"><text:span text:style-name="Strong_20_Emphasis"><text:span text:style-name="T19"/></text:span></text:p>
      <text:h text:style-name="P27" text:outline-level="2"><text:span text:style-name="Strong_20_Emphasis"><text:span text:style-name="T25">Homemade Mango Chutney Recipe</text:span></text:span></text:h>
      <text:p text:style-name="P22">Homemade Mango Chutney recipe is one of the common chutney recipes that are used more or less in all the homes in the summer. It is the seasonal chutney that is relished by everyone during mango season. This recipe is used with rice, rotis and other South Indian foods.</text:p>
      <text:p text:style-name="P22">Mango chutney recipe has multiple health benefits. It is rich in vitamin C thus prevents from many diseases. Mango chutney is beneficial in curing of summer diarrhoea, dysentery, piles and indigestion. It also helps in preventing from sunstroke. Beneficial in curing of scurvy and bilious disorders. It enhances the immune system of the body and prevents from cholera, anaemia and tuberculosis.</text:p>
      <text:h text:style-name="P27" text:outline-level="2"><text:span text:style-name="Strong_20_Emphasis"><text:span text:style-name="T25">Garlic Chutney Benefits</text:span></text:span></text:h>
      <text:p text:style-name="P22">Garlic chutney has many health benefits. Garlic chutney recipe helps in lowering blood cholesterol and enhance digestion. This recipe lowers blood sugar and increases the energy level of the body. It is good against cold and cough and helps <text:soft-page-break/>to overcome respiratory problems. The recipe boost immune system and also good for toothache. It is also beneficial against diabetes, cancer and asthma. It is effective in combating virus and bacteria. In northern India, it is generally used in rainy season with roti or rice.</text:p>
      <text:h text:style-name="P27" text:outline-level="2"><text:span text:style-name="Strong_20_Emphasis"><text:span text:style-name="T25">Groundnut Chutney Benefits</text:span></text:span></text:h>
      <text:p text:style-name="P22">Groundnut chutney or peanut chutney is rich in carbohydrate, protein and fats. So, this recipe is very useful for malnourished children. It is beneficial to underweight people too. The chutney is served with idlis, dosa, sambar, upma and favourite with South Indian foods.</text:p>
      <text:p text:style-name="P21"><text:span text:style-name="Strong_20_Emphasis"><text:span text:style-name="T17">Tomatoes are good source of vitamin C, A, K, folate and potassium. It is low in sodium and cholesterol, thus good for high blood pressure as well as heart patients. It wards off inflammations related with many diseases like heart disease, cancer and arthritis. It also helps as blood purifier and smooth urinary infections.</text:span></text:span><text:span text:style-name="Strong_20_Emphasis"><text:span text:style-name="T19"> </text:span></text:span></text:p>
      <text:h text:style-name="P28" text:outline-level="2"><text:span text:style-name="Strong_20_Emphasis"><text:span text:style-name="T25"/></text:span></text:h>
      <text:h text:style-name="P27" text:outline-level="2"><text:span text:style-name="Strong_20_Emphasis"><text:span text:style-name="T21">Health Benefits Of Coconut Chutney</text:span></text:span></text:h>
      <text:p text:style-name="P23">The main ingredient of this recipe Coconut, is a complete food rich in calories, vitamins, and minerals like copper, calcium, iron, manganese, magnesium and zinc. It is a good source of Potassium and B-complex vitamins such as folates, riboflavin, niacin, thiamine and pyridoxine.</text:p>
      <text:p text:style-name="P23">One important saturated fatty acid in the coconut is lauric acid (1:12 carbon fatty acid) which increases good-HDL cholesterol levels in the blood so it has beneficial effects on the coronary arteries by preventing vessel blockage (atherosclerosis).</text:p>
      <text:h text:style-name="P29" text:outline-level="2">Chili powder can help keep your eyes healthy.</text:h>
      <text:p text:style-name="P24">One tablespoon of chili powder in vitamin A with 9 percent of the recommended need. Vitamin A is known for improving your eyesight and preventing night blindness and macular degeneration from developing as we age.</text:p>
      <text:p text:style-name="P23"/>
      <text:p text:style-name="P21"><text:span text:style-name="Strong_20_Emphasis"><text:span text:style-name="T12">The amount of iron in chili powder leads to increased hemoglobin production and increases blood flow</text:span></text:span><text:span text:style-name="Strong_20_Emphasis"><text:span text:style-name="T19"> . </text:span></text:span><text:span text:style-name="Strong_20_Emphasis"><text:span text:style-name="T13">Chili powder can help maintain a healthy blood pressure.</text:span></text:span></text:p>
      <text:p text:style-name="P21"><text:span text:style-name="Strong_20_Emphasis"><text:span text:style-name="T12">Vitamin C is a potent natural water-soluble antioxidant that helps the body develop resistance against infectious agents and eliminates cancer-causing free radicals in the body.</text:span></text:span><text:span text:style-name="Strong_20_Emphasis"><text:span text:style-name="T1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Lato" svg:font-family="Lato, 'Helvetica Neue', Helvetica, Arial, sans-serif"/>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calibri" svg:font-family="calibri"/>
    <style:font-face style:name="effra" svg:font-family="effra, Avenir, 'Helvetica Neue', Helvetica, Arial, sans-serif"/>
    <style:font-face style:name="var droidSerif" svg:font-family="'var droid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6M31S</meta:editing-duration>
    <meta:editing-cycles>81</meta:editing-cycles>
    <meta:generator>OpenOffice/4.1.1$Win32 OpenOffice.org_project/411m6$Build-9775</meta:generator>
    <dc:date>2018-01-23T17:09:41.93</dc:date>
    <dc:creator>rupali la forge</dc:creator>
    <meta:document-statistic meta:table-count="0" meta:image-count="0" meta:object-count="0" meta:page-count="9" meta:paragraph-count="262" meta:word-count="2928" meta:character-count="17010"/>
    <meta:user-defined meta:name="Info 1"/>
    <meta:user-defined meta:name="Info 2"/>
    <meta:user-defined meta:name="Info 3"/>
    <meta:user-defined meta:name="Info 4"/>
  </office:meta>
</office:document-meta>
</file>